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pr1" style:family="presentation" style:parent-style-name="bluehalfcirclewithtransparency-subtitle">
      <style:graphic-properties draw:fill-color="#ffffff" draw:auto-grow-height="true" fo:min-height="17.937cm"/>
    </style:style>
    <style:style style:name="pr2" style:family="presentation" style:parent-style-name="bluehalfcirclewithtransparency-notes">
      <style:graphic-properties draw:fill-color="#ffffff" draw:auto-grow-height="true" fo:min-height="11.411cm"/>
    </style:style>
    <style:style style:name="pr3" style:family="presentation" style:parent-style-name="bluehalfcirclewithtransparency-title">
      <style:graphic-properties draw:auto-grow-height="true" fo:min-height="3.507cm"/>
    </style:style>
    <style:style style:name="pr4" style:family="presentation" style:parent-style-name="bluehalfcirclewithtransparency-outline1">
      <style:graphic-properties draw:auto-grow-height="true" fo:min-height="13.861cm"/>
    </style:style>
    <style:style style:name="pr5" style:family="presentation" style:parent-style-name="bluehalfcirclewithtransparency-notes">
      <style:graphic-properties draw:fill-color="#ffffff" fo:min-height="11.411cm"/>
    </style:style>
    <style:style style:name="pr6" style:family="presentation" style:parent-style-name="bluehalfcirclewithtransparency-outline1">
      <style:graphic-properties fo:min-height="13.861cm"/>
    </style:style>
    <style:style style:name="pr7" style:family="presentation" style:parent-style-name="bluehalfcirclewithtransparency-title">
      <style:graphic-properties fo:min-height="3.507cm"/>
    </style:style>
    <style:style style:name="pr8" style:family="presentation" style:parent-style-name="bluehalfcirclewithtransparency-outline1">
      <style:graphic-properties fo:min-height="7.13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halfcirclewithtransparency" presentation:presentation-page-layout-name="AL1T32">
        <office:forms form:automatic-focus="false" form:apply-design-mode="false"/>
        <draw:frame presentation:style-name="pr1" draw:text-style-name="P1" draw:layer="layout" svg:width="25.199cm" svg:height="17.937cm" svg:x="1.4cm" svg:y="0.837cm" presentation:class="subtitle">
          <draw:text-box>
            <text:p text:style-name="P1">计算机硬件</text:p>
          </draw:text-box>
        </draw:frame>
        <presentation:notes draw:style-name="dp2">
          <draw:page-thumbnail draw:style-name="gr1" draw:layer="layout" svg:width="13.705cm" svg:height="10.279cm" svg:x="3.641cm" svg:y="2.853cm" draw:page-number="1" presentation:class="page"/>
          <draw:frame presentation:style-name="pr2" draw:text-style-name="P2" draw:layer="layout" svg:width="14.507cm" svg:height="11.411cm" svg:x="3.248cm" svg:y="14.13cm" presentation:class="notes" presentation:placeholder="true">
            <draw:text-box/>
          </draw:frame>
        </presentation:notes>
      </draw:page>
      <draw:page draw:name="page2" draw:style-name="dp1" draw:master-page-name="bluehalfcirclewithtransparency" presentation:presentation-page-layout-name="AL2T6">
        <draw:frame presentation:style-name="pr3" draw:layer="layout" svg:width="25.199cm" svg:height="3.507cm" svg:x="1.4cm" svg:y="0.837cm" presentation:class="title">
          <draw:text-box>
            <text:p>世界上第一台电子计算机</text:p>
          </draw:text-box>
        </draw:frame>
        <draw:frame presentation:style-name="pr4" draw:layer="layout" svg:width="12.296cm" svg:height="13.861cm" svg:x="1.4cm" svg:y="4.914cm" presentation:class="outline">
          <draw:text-box>
            <text:p>世界上第一台电子计算机是1946年在美国诞生的，它被取名为埃尼阿克（ENIAC）。</text:p>
          </draw:text-box>
        </draw:frame>
        <draw:frame draw:style-name="gr2" draw:text-style-name="P3" draw:layer="layout" svg:width="12.296cm" svg:height="13.86cm" svg:x="14.311cm" svg:y="4.914cm" presentation:class="graphic" presentation:placeholder="true">
          <draw:image xlink:href="" xlink:type="simple" xlink:show="embed" xlink:actuate="onLoad"/>
        </draw:frame>
        <presentation:notes draw:style-name="dp2">
          <draw:page-thumbnail draw:style-name="gr1" draw:layer="layout" svg:width="13.705cm" svg:height="10.279cm" svg:x="3.641cm" svg:y="2.853cm" draw:page-number="2" presentation:class="page"/>
          <draw:frame presentation:style-name="pr5" draw:layer="layout" svg:width="14.507cm" svg:height="11.411cm" svg:x="3.248cm" svg:y="14.13cm" presentation:class="notes" presentation:placeholder="true">
            <draw:text-box/>
          </draw:frame>
        </presentation:notes>
      </draw:page>
      <draw:page draw:name="page3" draw:style-name="dp1" draw:master-page-name="bluehalfcirclewithtransparency" presentation:presentation-page-layout-name="AL3T1">
        <draw:frame presentation:style-name="pr3" draw:layer="layout" svg:width="25.199cm" svg:height="3.507cm" svg:x="1.4cm" svg:y="0.837cm" presentation:class="title">
          <draw:text-box>
            <text:p>计算机发展</text:p>
          </draw:text-box>
        </draw:frame>
        <draw:frame presentation:style-name="pr6" draw:layer="layout" svg:width="25.199cm" svg:height="13.861cm" svg:x="1.4cm" svg:y="4.914cm" presentation:class="outline">
          <draw:text-box>
            <text:list text:style-name="L2">
              <text:list-item>
                <text:p>电子管计算机</text:p>
              </text:list-item>
              <text:list-item>
                <text:p>晶体管计算机</text:p>
              </text:list-item>
              <text:list-item>
                <text:p>（中、小规模）集成电路计算机</text:p>
              </text:list-item>
              <text:list-item>
                <text:p>（大规模、超大规模）集成电路计算机</text:p>
              </text:list-item>
            </text:list>
          </draw:text-box>
        </draw:frame>
        <presentation:notes draw:style-name="dp2">
          <draw:page-thumbnail draw:style-name="gr1" draw:layer="layout" svg:width="13.705cm" svg:height="10.279cm" svg:x="3.641cm" svg:y="2.853cm" draw:page-number="3" presentation:class="page"/>
          <draw:frame presentation:style-name="pr5" draw:layer="layout" svg:width="14.507cm" svg:height="11.411cm" svg:x="3.248cm" svg:y="14.13cm" presentation:class="notes" presentation:placeholder="true">
            <draw:text-box/>
          </draw:frame>
        </presentation:notes>
      </draw:page>
      <draw:page draw:name="page4" draw:style-name="dp1" draw:master-page-name="bluehalfcirclewithtransparency" presentation:presentation-page-layout-name="AL3T1">
        <draw:frame presentation:style-name="pr7" draw:layer="layout" svg:width="25.199cm" svg:height="3.507cm" svg:x="1.4cm" svg:y="0.837cm" presentation:class="title">
          <draw:text-box>
            <text:p>计算机基本结构</text:p>
          </draw:text-box>
        </draw:frame>
        <draw:frame presentation:style-name="pr6" draw:layer="layout" svg:width="25.199cm" svg:height="13.861cm" svg:x="1.4cm" svg:y="4.914cm" presentation:class="outline">
          <draw:text-box>
            <text:list text:style-name="L2">
              <text:list-item>
                <text:p>运算器</text:p>
              </text:list-item>
              <text:list-item>
                <text:p>控制器</text:p>
              </text:list-item>
              <text:list-item>
                <text:p>存储器</text:p>
              </text:list-item>
              <text:list-item>
                <text:p>输入设备</text:p>
              </text:list-item>
              <text:list-item>
                <text:p>输出设备</text:p>
              </text:list-item>
            </text:list>
          </draw:text-box>
        </draw:frame>
        <presentation:notes draw:style-name="dp2">
          <draw:page-thumbnail draw:style-name="gr1" draw:layer="layout" svg:width="13.705cm" svg:height="10.279cm" svg:x="3.641cm" svg:y="2.853cm" draw:page-number="4" presentation:class="page"/>
          <draw:frame presentation:style-name="pr5" draw:layer="layout" svg:width="14.507cm" svg:height="11.411cm" svg:x="3.248cm" svg:y="14.13cm" presentation:class="notes" presentation:placeholder="true">
            <draw:text-box/>
          </draw:frame>
        </presentation:notes>
      </draw:page>
      <draw:page draw:name="page5" draw:style-name="dp1" draw:master-page-name="bluehalfcirclewithtransparency" presentation:presentation-page-layout-name="AL3T1">
        <draw:frame presentation:style-name="pr7" draw:layer="layout" svg:width="25.199cm" svg:height="3.507cm" svg:x="1.4cm" svg:y="0.837cm" presentation:class="title">
          <draw:text-box>
            <text:p>计算机基本结构的理解</text:p>
          </draw:text-box>
        </draw:frame>
        <draw:frame presentation:style-name="pr8" draw:layer="layout" svg:width="25.199cm" svg:height="10.657cm" svg:x="1.4cm" svg:y="4.243cm" presentation:class="outline" presentation:user-transformed="true">
          <draw:text-box>
            <text:list text:style-name="L2">
              <text:list-item>
                <text:p>运算器和控制器现在集成在一块芯片中，这块芯片叫做CPU</text:p>
              </text:list-item>
              <text:list-item>
                <text:p>存储器一般指内存（RAM），我们在存储设备中会继续研究</text:p>
              </text:list-item>
              <text:list-item>
                <text:p>运算器、控制器和存储器是计算机必不可少的三个部件</text:p>
                <text:p/>
              </text:list-item>
            </text:list>
          </draw:text-box>
        </draw:frame>
        <presentation:notes draw:style-name="dp2">
          <draw:page-thumbnail draw:style-name="gr1" draw:layer="layout" svg:width="13.705cm" svg:height="10.279cm" svg:x="3.641cm" svg:y="2.853cm" draw:page-number="5" presentation:class="page"/>
          <draw:frame presentation:style-name="pr5"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ellipsoid" draw:cx="15%" draw:cy="15%" draw:start-color="#99ccff" draw:end-color="#ffffff" draw:start-intensity="100%" draw:end-intensity="90%" draw:angle="300" draw:border="0%"/>
    <draw:gradient draw:name="blaueverlaufhalbkreise" draw:style="ellipsoid" draw:cx="85%" draw:cy="85%" draw:start-color="#99ccff" draw:end-color="#ffffff" draw:start-intensity="100%" draw:end-intensity="90%" draw:angle="3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bold" style:font-family-asian="Gothic" style:font-pitch-asian="variable" style:font-size-asian="44pt" style:font-style-asian="normal" style:font-weight-asian="bold" style:font-family-complex="Tahoma" style:font-pitch-complex="variable" style:font-size-complex="44pt" style:font-style-complex="normal" style:font-weight-complex="bold"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svg:stroke-color="#000000" draw:fill="none" draw:fill-color="#ffffff" draw:textarea-horizontal-align="left" draw:auto-grow-height="true" draw:auto-grow-width="false" fo:min-height="0cm" fo:min-width="0.439cm"/>
    </style:style>
    <style:style style:name="Mpr1" style:family="presentation" style:parent-style-name="bluehalfcirclewithtransparency-backgroundobjects">
      <style:graphic-properties draw:stroke="none" draw:fill="gradient" draw:fill-color="#5c8526" draw:fill-gradient-name="Gradient_20_7" draw:opacity="100%" draw:textarea-horizontal-align="center" draw:textarea-vertical-align="middle" draw:shadow-opacity="100%"/>
    </style:style>
    <style:style style:name="Mpr2" style:family="presentation" style:parent-style-name="bluehalfcirclewithtransparency-backgroundobjects">
      <style:graphic-properties draw:stroke="none" draw:fill="gradient" draw:fill-color="#5c8526" draw:fill-gradient-name="blaueverlaufhalbkreise" draw:textarea-horizontal-align="center" draw:textarea-vertical-align="middle"/>
    </style:style>
    <style:style style:name="Mpr3" style:family="presentation" style:parent-style-name="bluehalfcirclewithtransparency-title">
      <style:graphic-properties draw:auto-grow-height="false" fo:min-height="3.507cm"/>
    </style:style>
    <style:style style:name="MP1" style:family="paragraph">
      <style:paragraph-properties fo:text-align="center"/>
    </style:style>
    <style:style style:name="MP2" style:family="paragraph">
      <style:paragraph-properties fo:margin-left="0cm" fo:margin-right="0cm" fo:text-indent="0cm"/>
    </style:style>
    <style:style style:name="MT1" style:family="text">
      <style:text-properties fo:font-size="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number="2"/>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ellipse presentation:style-name="Mpr1" draw:text-style-name="MP1" draw:layer="backgroundobjects" svg:width="15.418cm" svg:height="15.358cm" svg:x="-7.709cm" svg:y="-7.679cm" draw:kind="section" draw:start-angle="270" draw:end-angle="0.04">
        <text:p/>
      </draw:ellipse>
      <draw:ellipse presentation:style-name="Mpr2" draw:text-style-name="MP1" draw:layer="backgroundobjects" svg:width="10.866cm" svg:height="10.25cm" svg:x="22.578cm" svg:y="15.875cm" draw:kind="section" draw:start-angle="90.29" draw:end-angle="180.09">
        <text:p/>
      </draw:ellipse>
      <draw:frame draw:style-name="Mgr1" draw:text-style-name="MP2" draw:layer="backgroundobjects" svg:width="9.83cm" svg:height="0.628cm" svg:x="0.983cm" svg:y="19.77cm">
        <draw:text-box>
          <text:p text:style-name="MP2"><text:span text:style-name="MT1">Autor: </text:span><text:span text:style-name="MT1"><text:author-name text:fixed="false">Richard Ma</text:author-name></text:span><text:span text:style-name="MT1"> <text:s/></text:span><text:span text:style-name="MT1"><text:date style:data-style-name="D4" text:date-value="2010-08-26">26.08.2010</text:date></text:span></text:p>
        </draw:text-box>
      </draw:frame>
      <draw:frame presentation:style-name="Mpr3" draw:layer="backgroundobjects" svg:width="25.199cm" svg:height="3.506cm" svg:x="1.4cm" svg:y="0.837cm" presentation:class="title">
        <draw:text-box>
          <text:p>Click to edit the title text format</text:p>
        </draw:text-box>
      </draw:frame>
      <draw:frame presentation:style-name="bluehalfcirclewithtransparency-outline1" draw:layer="backgroundobjects" svg:width="25.199cm" svg:height="13.86cm" svg:x="1.4cm" svg:y="4.914cm" presentation:class="outline" presentation:placeholder="true">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creation-date>2010-08-26T22:58:00</meta:creation-date>
    <dc:language>de-DE</dc:language>
    <meta:editing-cycles>6</meta:editing-cycles>
    <meta:editing-duration>PT00H23M19S</meta:editing-duration>
    <dc:description>A presentation background with two circle with transparency in the edges of the slide.</dc:description>
    <dc:title>blue_half_circle_with_transparency</dc:title>
    <meta:keyword>presentation background</meta:keyword>
    <meta:initial-creator>Richard Ma</meta:initial-creator>
    <dc:date>2010-08-26T23:21:17</dc:date>
    <dc:creator>Richard Ma</dc:creator>
    <meta:document-statistic meta:object-count="31"/>
    <meta:user-defined meta:name="License">The Initial Developer of the Original Code is:    Andreas Mantke andreasma@openoffice.org  Copyrigt: 2003 by Andreas Mantke  Copyrigt: 2003 by Sun Microsystems, Inc.All Rights Reserved.Contributor(s): _______________________________________Lizenz: LGPL ==========================================The Contents of this file are made available subject to the termsof the following license       - GNU Lesser General Public License Version 2.1GNU Lesser General Public License Version 2.1==========================================Copyright 2000 by Sun Microsystems, Inc.901 San Antonio Road, Palo Alto, CA 94303, USAThis library is free software; you can redistribute it and/ormodify it under the terms of the GNU Lesser General PublicLicense version 2.1,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